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style:tab-stops>
          <style:tab-stop style:position="2.341cm"/>
        </style:tab-stops>
      </style:paragraph-properties>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agraph-properties fo:text-align="center"/>
    </style:style>
    <style:style style:name="P16" style:family="paragraph">
      <style:paragraph-properties fo:text-align="center"/>
      <style:text-properties fo:font-weight="bold" style:font-weight-asian="bold" style:font-weight-complex="bold"/>
    </style:style>
    <style:style style:name="P17"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80"/>
    </style:style>
    <style:style style:name="T4" style:family="text">
      <style:text-properties fo:color="#c0c0c0"/>
    </style:style>
    <style:style style:name="T5" style:family="text">
      <style:text-properties fo:color="#808000"/>
    </style:style>
    <style:style style:name="T6" style:family="text">
      <style:text-properties fo:color="#800080"/>
    </style:style>
    <style:style style:name="T7" style:family="text">
      <style:text-properties fo:color="#000000"/>
    </style:style>
    <style:style style:name="T8" style:family="text">
      <style:text-properties fo:color="#000000" fo:font-style="italic"/>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b3b300" draw:marker-start="Nyílhegyek_20_1" draw:fill="solid"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ff" draw:marker-end="Nyílhegyek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ext:soft-page-break/>További adatgyüjtések:</text:p>
      <text:p text:style-name="Text_20_body">A switch-ek meglehetősen sok információt elárulnak a hálózatról és annak állapotáról:</text:p>
      <text:list xml:id="list2322478511"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I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1273632918"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text:p>
        </text:list-item>
        <text:list-item>
          <text:p text:style-name="P3">Van egy nem interaktív import program, ami alapján feltölthető az adatbázis (ez SNMP eszközöknek a konfigurációját le tudja kérdezni, ill. nem túl intelligensen de részben hálózat felderítésre is alkalmas).</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ext:soft-page-break/>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draw:frame draw:style-name="fr1" draw:name="Keret1" text:anchor-type="as-char" svg:y="-5.505cm" svg:width="14.533cm" draw:z-index="0"><draw:text-box fo:min-height="5.42cm"><text:p text:style-name="Frame_20_contents"><draw:rect text:anchor-type="paragraph" draw:z-index="1" draw:style-name="gr1" draw:text-style-name="P15" svg:width="1.676cm" svg:height="0.648cm" svg:x="0.21cm" svg:y="0.192cm"><text:p text:style-name="P15">patchs</text:p></draw:rect><draw:rect text:anchor-type="paragraph" draw:z-index="2" draw:style-name="gr2" draw:text-style-name="P15" svg:width="1.676cm" svg:height="0.648cm" svg:x="3.545cm" svg:y="0.192cm"><text:p text:style-name="P15">hubs</text:p></draw:rect><draw:rect text:anchor-type="paragraph" draw:z-index="3" draw:style-name="gr2" draw:text-style-name="P16" svg:width="1.676cm" svg:height="0.648cm" svg:x="4.352cm" svg:y="1.337cm"><text:p text:style-name="P15"><text:span text:style-name="T1">nodes</text:span></text:p></draw:rect><draw:rect text:anchor-type="paragraph" draw:z-index="4" draw:style-name="gr1" draw:text-style-name="P15" svg:width="1.676cm" svg:height="0.648cm" svg:x="2.055cm" svg:y="2.838cm"><text:p text:style-name="P15">nports</text:p></draw:rect><draw:rect text:anchor-type="paragraph" draw:z-index="5" draw:style-name="gr2" draw:text-style-name="P15" svg:width="1.676cm" svg:height="0.648cm" svg:x="0.21cm" svg:y="1.259cm"><text:p text:style-name="P15">pports</text:p></draw:rect><draw:rect text:anchor-type="paragraph" draw:z-index="6" draw:style-name="gr2" draw:text-style-name="P15" svg:width="1.676cm" svg:height="0.648cm" svg:x="8.183cm" svg:y="1.311cm"><text:p text:style-name="P15">hosts</text:p></draw:rect><draw:rect text:anchor-type="paragraph" draw:z-index="7" draw:style-name="gr2" draw:text-style-name="P15" svg:width="1.676cm" svg:height="0.648cm" svg:x="5.05cm" svg:y="2.866cm"><text:p text:style-name="P15">interfaces</text:p></draw:rect><draw:rect text:anchor-type="paragraph" draw:z-index="8" draw:style-name="gr2" draw:text-style-name="P15" svg:width="2.911cm" svg:height="0.648cm" svg:x="10.883cm" svg:y="1.295cm"><text:p text:style-name="P15">snmpdevices</text:p></draw:rect><draw:rect text:anchor-type="paragraph" draw:z-index="9" draw:style-name="gr2" draw:text-style-name="P15" svg:width="2.426cm" svg:height="0.648cm" svg:x="7.825cm" svg:y="2.854cm"><text:p text:style-name="P15">iface_addrs</text:p></draw:rect><draw:rect text:anchor-type="paragraph" draw:z-index="10" draw:style-name="gr2" draw:text-style-name="P15" svg:width="2.352cm" svg:height="0.648cm" svg:x="4.99cm" svg:y="4.279cm"><text:p text:style-name="P15">ipaddresses</text:p></draw:rect><draw:line text:anchor-type="paragraph" draw:z-index="11" draw:style-name="gr3" draw:text-style-name="P15" svg:x1="1.886cm" svg:y1="0.529cm" svg:x2="3.546cm" svg:y2="0.529cm"><text:p/></draw:line><draw:line text:anchor-type="paragraph" draw:z-index="12" draw:style-name="gr4" draw:text-style-name="P15" svg:x1="4.352cm" svg:y1="1.693cm" svg:x2="1.886cm" svg:y2="0.529cm"><text:p/></draw:line><draw:line text:anchor-type="paragraph" draw:z-index="13" draw:style-name="gr3" draw:text-style-name="P15" svg:x1="2.88cm" svg:y1="2.838cm" svg:x2="1.035cm" svg:y2="1.907cm"><text:p/></draw:line><draw:line text:anchor-type="paragraph" draw:z-index="14" draw:style-name="gr3" draw:text-style-name="P15" svg:x1="6.027cm" svg:y1="1.676cm" svg:x2="8.182cm" svg:y2="1.68cm"><text:p/></draw:line><draw:line text:anchor-type="paragraph" draw:z-index="15" draw:style-name="gr3" draw:text-style-name="P15" svg:x1="9.883cm" svg:y1="1.662cm" svg:x2="10.883cm" svg:y2="1.662cm"><text:p/></draw:line><draw:line text:anchor-type="paragraph" draw:z-index="16" draw:style-name="gr3" draw:text-style-name="P15" svg:x1="3.731cm" svg:y1="3.194cm" svg:x2="5.05cm" svg:y2="3.194cm"><text:p/></draw:line><draw:line text:anchor-type="paragraph" draw:z-index="17" draw:style-name="gr3" draw:text-style-name="P15" svg:x1="7.341cm" svg:y1="4.618cm" svg:x2="9.011cm" svg:y2="3.501cm"><text:p/></draw:line><draw:line text:anchor-type="paragraph" draw:z-index="18" draw:style-name="gr3" draw:text-style-name="P15" svg:x1="6.726cm" svg:y1="3.231cm" svg:x2="7.765cm" svg:y2="3.231cm"><text:p/></draw:line><draw:line text:anchor-type="paragraph" draw:z-index="19" draw:style-name="gr3" draw:text-style-name="P15" svg:x1="2.88cm" svg:y1="2.838cm" svg:x2="4.351cm" svg:y2="1.693cm"><text:p/></draw:line><draw:line text:anchor-type="paragraph" draw:z-index="20" draw:style-name="gr3" draw:text-style-name="P15" svg:x1="9.06cm" svg:y1="2.794cm" svg:x2="9.03cm" svg:y2="1.958cm"><text:p/></draw:line></text:p></draw:text-box></draw:frame></text:p>
      <text:p text:style-name="Text_20_body"><text:soft-page-break/>A kettős öröklés egy kicsit megkavarja a fentebb említett konvenciókat, mivel egy rekordnak két vagy akár három ID-je is van, ill. több neve is lehet, de ez eddig még nem okozott (megoldhatatlan) problémát. Minden node típusú táblában (patchs, hubs, nodes, hosts, snmpdevices) az „igazi” ID mező a második, „node_id” nevű mező. A port típusú táblákban (nports, pports, interfaces, iface_addrs) az ID mező neve „port_id”.</text:p>
      <text:p text:style-name="Text_20_body">A port típusú tábláknál az iftypes rekord (iftipe_id mező) határozza meg, hogy a port milyen node típusú rekorddal lehet relációban.</text:p>
      <text:p text:style-name="P1">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21"><draw:text-box fo:min-height="5.42cm"><text:p text:style-name="Frame_20_contents"><draw:rect text:anchor-type="paragraph" draw:z-index="52" draw:style-name="gr1" draw:text-style-name="P15" svg:width="1.676cm" svg:height="0.648cm" svg:x="0.21cm" svg:y="0.192cm"><text:p text:style-name="P15">patchs</text:p></draw:rect><draw:rect text:anchor-type="paragraph" draw:z-index="51" draw:style-name="gr1" draw:text-style-name="P15" svg:width="1.676cm" svg:height="0.648cm" svg:x="2.806cm" svg:y="0.192cm"><text:p text:style-name="P15">hubs</text:p></draw:rect><draw:rect text:anchor-type="paragraph" draw:z-index="50" draw:style-name="gr1" draw:text-style-name="P17" svg:width="1.676cm" svg:height="0.648cm" svg:x="5.484cm" svg:y="0.219cm"><text:p text:style-name="P15"><text:span text:style-name="T2">nodes</text:span></text:p></draw:rect><draw:rect text:anchor-type="paragraph" draw:z-index="49" draw:style-name="gr12" draw:text-style-name="P15" svg:width="1.676cm" svg:height="0.648cm" svg:x="2.805cm" svg:y="2.062cm"><text:p text:style-name="P15">nports</text:p></draw:rect><draw:rect text:anchor-type="paragraph" draw:z-index="48" draw:style-name="gr12" draw:text-style-name="P15" svg:width="1.676cm" svg:height="0.648cm" svg:x="0.199cm" svg:y="2.087cm"><text:p text:style-name="P15">pports</text:p></draw:rect><draw:rect text:anchor-type="paragraph" draw:z-index="47" draw:style-name="gr1" draw:text-style-name="P15" svg:width="1.676cm" svg:height="0.648cm" svg:x="8.107cm" svg:y="0.191cm"><text:p text:style-name="P15">hosts</text:p></draw:rect><draw:rect text:anchor-type="paragraph" draw:z-index="46" draw:style-name="gr12" draw:text-style-name="P15" svg:width="1.676cm" svg:height="0.648cm" svg:x="5.533cm" svg:y="2.066cm"><text:p text:style-name="P15">interfaces</text:p></draw:rect><draw:rect text:anchor-type="paragraph" draw:z-index="45" draw:style-name="gr1" draw:text-style-name="P15" svg:width="2.911cm" svg:height="0.648cm" svg:x="11.015cm" svg:y="0.164cm"><text:p text:style-name="P15">snmpdevices</text:p></draw:rect><draw:rect text:anchor-type="paragraph" draw:z-index="44" draw:style-name="gr12" draw:text-style-name="P15" svg:width="2.426cm" svg:height="0.648cm" svg:x="8.094cm" svg:y="2.051cm"><text:p text:style-name="P15">iface_addrs</text:p></draw:rect><draw:rect text:anchor-type="paragraph" draw:z-index="43" draw:style-name="gr2" draw:text-style-name="P15" svg:width="2.352cm" svg:height="0.648cm" svg:x="11.553cm" svg:y="2.051cm"><text:p text:style-name="P15">ipaddresses</text:p></draw:rect><draw:line text:anchor-type="paragraph" draw:z-index="42" draw:style-name="gr11" draw:text-style-name="P15" svg:x1="5.484cm" svg:y1="0.866cm" svg:x2="3.657cm" svg:y2="2.062cm"><text:p/></draw:line><draw:line text:anchor-type="paragraph" draw:z-index="41" draw:style-name="gr10" draw:text-style-name="P15" svg:x1="0.947cm" svg:y1="2.087cm" svg:x2="0.961cm" svg:y2="0.84cm"><text:p/></draw:line><draw:line text:anchor-type="paragraph" draw:z-index="40" draw:style-name="gr9" draw:text-style-name="P15" svg:x1="4.05cm" svg:y1="2.062cm" svg:x2="8.107cm" svg:y2="0.838cm"><text:p/></draw:line><draw:line text:anchor-type="paragraph" draw:z-index="39" draw:style-name="gr9" draw:text-style-name="P15" svg:x1="6.354cm" svg:y1="2.062cm" svg:x2="8.617cm" svg:y2="0.838cm"><text:p/></draw:line><draw:line text:anchor-type="paragraph" draw:z-index="38" draw:style-name="gr9" draw:text-style-name="P15" svg:x1="3.657cm" svg:y1="2.062cm" svg:x2="3.657cm" svg:y2="0.84cm"><text:p/></draw:line><draw:line text:anchor-type="paragraph" draw:z-index="37" draw:style-name="gr9" draw:text-style-name="P15" svg:x1="9.049cm" svg:y1="2.051cm" svg:x2="12.129cm" svg:y2="0.811cm"><text:p/></draw:line><draw:line text:anchor-type="paragraph" draw:z-index="36" draw:style-name="gr9" draw:text-style-name="P15" svg:x1="4.48cm" svg:y1="2.062cm" svg:x2="11.015cm" svg:y2="0.676cm"><text:p/></draw:line><draw:line text:anchor-type="paragraph" draw:z-index="35" draw:style-name="gr9" draw:text-style-name="P15" svg:x1="7.209cm" svg:y1="2.065cm" svg:x2="11.453cm" svg:y2="0.811cm"><text:p/></draw:line><draw:line text:anchor-type="paragraph" draw:z-index="34" draw:style-name="gr9" draw:text-style-name="P15" svg:x1="9.049cm" svg:y1="2.052cm" svg:x2="9.049cm" svg:y2="0.838cm"><text:p/></draw:line><draw:line text:anchor-type="paragraph" draw:z-index="33" draw:style-name="gr4" draw:text-style-name="P15" svg:x1="10.52cm" svg:y1="2.358cm" svg:x2="11.554cm" svg:y2="2.358cm"><text:p/></draw:line><draw:line text:anchor-type="paragraph" draw:z-index="32" draw:style-name="gr4" draw:text-style-name="P15" svg:x1="12.7cm" svg:y1="0.811cm" svg:x2="12.7cm" svg:y2="2.051cm"><text:p/></draw:line><draw:line text:anchor-type="paragraph" draw:z-index="31" draw:style-name="gr4" draw:text-style-name="P15" svg:x1="9.783cm" svg:y1="0.838cm" svg:x2="12.7cm" svg:y2="2.052cm"><text:p/></draw:line><draw:rect text:anchor-type="paragraph" draw:z-index="30" draw:style-name="gr8" draw:text-style-name="P15" svg:width="2.352cm" svg:height="0.648cm" svg:x="4.902cm" svg:y="3.819cm"><text:p text:style-name="P15">port_params</text:p></draw:rect><draw:rect text:anchor-type="paragraph" draw:z-index="29" draw:style-name="gr7" draw:text-style-name="P15" svg:width="3.807cm" svg:height="0.648cm" svg:x="9.162cm" svg:y="3.794cm"><text:p text:style-name="P15">port_param_values</text:p></draw:rect><draw:line text:anchor-type="paragraph" draw:z-index="28" draw:style-name="gr6" draw:text-style-name="P15" svg:x1="9.162cm" svg:y1="4.165cm" svg:x2="7.253cm" svg:y2="4.177cm"><text:p/></draw:line><draw:line text:anchor-type="paragraph" draw:z-index="27" draw:style-name="gr5" draw:text-style-name="P15" svg:x1="4.48cm" svg:y1="2.709cm" svg:x2="10.996cm" svg:y2="3.794cm"><text:p/></draw:line><draw:line text:anchor-type="paragraph" draw:z-index="26" draw:style-name="gr5" draw:text-style-name="P15" svg:x1="7.209cm" svg:y1="2.709cm" svg:x2="10.996cm" svg:y2="3.794cm"><text:p/></draw:line><draw:line text:anchor-type="paragraph" draw:z-index="25" draw:style-name="gr5" draw:text-style-name="P15" svg:x1="9.329cm" svg:y1="2.709cm" svg:x2="10.996cm" svg:y2="3.794cm"><text:p/></draw:line><draw:line text:anchor-type="paragraph" draw:z-index="24" draw:style-name="gr5" draw:text-style-name="P15" svg:x1="12.292cm" svg:y1="0.838cm" svg:x2="10.996cm" svg:y2="3.794cm"><text:p/></draw:line><draw:line text:anchor-type="paragraph" draw:z-index="23" draw:style-name="gr5" draw:text-style-name="P15" svg:x1="9.356cm" svg:y1="0.838cm" svg:x2="10.996cm" svg:y2="3.794cm"><text:p/></draw:line><draw:line text:anchor-type="paragraph" draw:z-index="22" draw:style-name="gr5" draw:text-style-name="P15" svg:x1="6.264cm" svg:y1="0.866cm" svg:x2="10.997cm" svg:y2="3.794cm"><text:p/></draw:line></text:p></draw:text-box></draw:frame></text:p>
      <text:p text:style-name="Text_20_body">A kettős öröklés bevezetésének az volt a célja, hogy a hálózati csomópont azonosítására és elérésére használt egyes jellemzők ne kerüljenek külön (relációval kapcsolódó) rekordba. Utólag nem vagyok biztos abban, hogy ez minden szempontból jó döntés volt, de azt sem hiszem, hogy az újragondolásával most már bármit is nyerhetnék.</text:p>
      <text:list xml:id="list782828878" text:style-name="L3">
        <text:list-item>
          <text:p text:style-name="P4">Felhasználókezelés</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z öt node típus az adatbázisban örökléssel lettek definiálva, </text:p>
          <text:list>
            <text:list-item>
              <text:p text:style-name="P5"><text:span text:style-name="T1">patchs</text:span><text:tab/>Patch panelek, és fali csatlakozók</text:p>
            </text:list-item>
            <text:list-item>
              <text:p text:style-name="P5"><text:span text:style-name="T1">hubs</text:span><text:tab/>HUB-ok nem menedzselhető switch-ek.</text:p>
            </text:list-item>
            <text:list-item>
              <text:p text:style-name="P5"><text:span text:style-name="T1">nodes</text:span><text:tab/>Nem menedzselhető hálózati elemek, melyek valamilyen eszközön keresztül be lettek vonva a felügyeletbe.</text:p>
            </text:list-item>
            <text:list-item>
              <text:p text:style-name="P5"><text:span text:style-name="T1">hosts</text:span><text:tab/>címezhető hálózati elemek (szerverek, munkaállomások, ...)</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text:soft-page-break/>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item>
              <text:p text:style-name="P6"><text:span text:style-name="T1">iface_addrs</text:span><text:tab/>Címezhető (és 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port_macs</text:span><text:tab/>Port cím táblák (switch cím táblák)</text:p>
            </text:list-item>
          </text:list>
        </text:list-item>
      </text:list>
      <text:p text:style-name="Text_20_body">Egyébb közvetlenül nem a hálózattal összefüggő objektumok ill. fogalmak:</text:p>
      <text:list xml:id="list1351107753" text:style-name="L4">
        <text:list-item>
          <text:p text:style-name="P8"><text:span text:style-name="T1">timeperiods</text:span><text:tab/>időintervallumok, Nagios-ból kölcsönzött fogalom (három itt most nem részletezett tábla írja le).</text:p>
        </text:list-item>
        <text:list-item>
          <text:p text:style-name="P8"><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2134447766"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text:soft-page-break/>paraméterét is jelentheti, pl. egy protokollt vagy módszert. Tehát a szolgáltatások, pontosabban az egy hálózati elemhez rendelt a szolgáltatás példányok több szempontból is egymásra épülnek.</text:p>
      <text:list xml:id="list1806395577"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958532426" text:style-name="L7">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http://svn.kkfk.bgf.hu/lanview2.doc/lv2/html/">http://svn.kkfk.bgf.hu/lanview2.doc/lv2/html/</text:a> és a GUI specifikus rész: <text:a xlink:type="simple" xlink:href="http://svn.kkfk.bgf.hu/lanview2.doc/lv2g/html/">http://svn.kkfk.bgf.hu/lanview2.doc/lv2g/html/</text:a> címen elérhetőek ill. a forrás alapján legenerálhatóak, melyek a <text:a xlink:type="simple" xlink:href="https://github.com/csikfer/lanview2">https://github.com/csikfer/lanview2</text:a> letölthetőek (ez utóbbi a frissebb).</text:p>
      <text:h text:style-name="Heading_20_4" text:outline-level="4">A lanView osztály</text:h>
      <text:p text:style-name="Text_20_body">Az API-nak hasonlóan a Qt-ben a QApplication osztályhoz van egy „globálisan” használt objektuma , amit egy példányban mindig létre kell hozni. A példány létrehozásakor inicializáljuk az <text:soft-page-break/>API-t, és ez a példány teszi lehetővé pl. az adatbázis elérését. Bár a lanview osztály példányosítható, de praktikusan egy leszármazottját használjuk mely tartalmazhatja a program inicializálását is.</text:p>
      <text:p text:style-name="Text_20_body">A lanView osztály példányosításakor a következő műveleteket hajta végre:</text:p>
      <text:list xml:id="list987410095" text:style-name="L8">
        <text:list-item>
          <text:p text:style-name="P14">Betölti a nyelvi fájlokat a LANG környezeti változó alapján, ha vannak.</text:p>
        </text:list-item>
        <text:list-item>
          <text:p text:style-name="P14">Betölti a config állományt a Qsettings pédányosításával.</text:p>
        </text:list-item>
        <text:list-item>
          <text:p text:style-name="P14">Inicializálja a debug rendszert (a cDebug példányosítása)</text:p>
        </text:list-item>
        <text:list-item>
          <text:p text:style-name="P14">Értelmezi a program paramétereket (ami rá vonatkozik):</text:p>
        </text:list-item>
        <text:list-item>
          <text:p text:style-name="P14">Unix típusú operációs rendszer esetén inicializálja a sygnal-ok fogadását.</text:p>
        </text:list-item>
        <text:list-item>
          <text:p text:style-name="P14">Megnyitja az adatbázist, ha a kértük (lásd később).</text:p>
        </text:list-item>
        <text:list-item>
          <text:p text:style-name="P14">Inicializálja az SNMP alrendszert, ha kértük (ez Windows alatt hiányzik az API-ból).</text:p>
        </text:list-item>
      </text:list>
      <text:p text:style-name="Text_20_body">Egy az API-t használó alakmázasban a rendszer inicializálására egy példa, Ahol a lanView osztályból származtatott osztály a myLanView:</text:p>
      <text:p text:style-name="Text_20_body">A heder fájl egy reészlete:</text:p>
      <text:p text:style-name="Code">...</text:p>
      <text:p text:style-name="Code">#include "QtCore"</text:p>
      <text:p text:style-name="Code">#include "lanview.h"</text:p>
      <text:p text:style-name="Code">#define APPNAME "myapp"</text:p>
      <text:p text:style-name="Code">#undef <text:s/>__MODUL_NAME__</text:p>
      <text:p text:style-name="Code">#define __MODUL_NAME__ <text:s/>MYAPP</text:p>
      <text:p text:style-name="Code"/>
      <text:p text:style-name="Code">class myLanView : public lanView {</text:p>
      <text:p text:style-name="Code"><text:s text:c="3"/>...</text:p>
      <text:p text:style-name="Text_20_body">Illetve a cpp idevonatkozó részlete:</text:p>
      <text:p text:style-name="Code">#define VERSION_MAJOR <text:s text:c="2"/>0</text:p>
      <text:p text:style-name="Code">#define VERSION_MINOR <text:s text:c="2"/>01</text:p>
      <text:p text:style-name="Code">#define VERSION_STR <text:s text:c="4"/>_STR(VERSION_MAJOR) "." _STR(VERSION_MINOR)</text:p>
      <text:p text:style-name="Code">// Saját kiegészítés a help üzenethez (jelenleg egy üres string)</text:p>
      <text:p text:style-name="Code">const QString&amp; setAppHelp()</text:p>
      <text:p text:style-name="Code">{</text:p>
      <text:p text:style-name="Code"><text:s text:c="4"/>return _sNul;</text:p>
      <text:p text:style-name="Code">}</text:p>
      <text:p text:style-name="Code">int main (int argc, char * argv[])</text:p>
      <text:p text:style-name="Code">{</text:p>
      <text:p text:style-name="Code"><text:s text:c="4"/>QCoreApplication app(argc, argv);</text:p>
      <text:p text:style-name="Code"><text:s text:c="4"/>SETAPP();</text:p>
      <text:p text:style-name="Code"><text:s text:c="4"/>// Ha az SNMP objektumokat szeretnénk használni</text:p>
      <text:p text:style-name="Code"><text:s text:c="4"/>lanView::snmpNeeded = true;</text:p>
      <text:p text:style-name="Code"><text:s text:c="4"/>// Ha szükség van az adatbázis kapcsolatra, vagy nem magunk nyitjuk</text:p>
      <text:p text:style-name="Code"><text:s text:c="4"/>lanView::sqlNeeded <text:s/>= true;</text:p>
      <text:p text:style-name="Code"><text:s text:c="4"/>// Ha ez nem egy GUI alkalmazás</text:p>
      <text:p text:style-name="Code"><text:s text:c="4"/>lanView::gui <text:s text:c="7"/>= false;</text:p>
      <text:p text:style-name="Code"><text:s text:c="4"/>myLanView <text:s text:c="2"/>mo; // A saját példány létrehozása</text:p>
      <text:p text:style-name="Code"><text:s text:c="4"/>if (mo.lastError) { <text:s/>// Ha hiba volt, vagy vége</text:p>
      <text:p text:style-name="Code"><text:s text:c="8"/>return mo.lastError-&gt;mErrorCode; // a mo destruktora majd kiírja a hibaüzenetet.</text:p>
      <text:p text:style-name="Code"><text:s text:c="4"/>}</text:p>
      <text:p text:style-name="Code"><text:s text:c="4"/>int r = app.exec();</text:p>
      <text:p text:style-name="Code"><text:s text:c="4"/>exit(mo.lastError == NULL ? r : mo.lastError-&gt;mErrorCode);</text:p>
      <text:p text:style-name="Code">}</text:p>
      <text:h text:style-name="Heading_20_4" text:outline-level="4">Hiba kezelés, a cError osztály.</text:h>
      <text:p text:style-name="Text_20_body">Az API hiba esetén egy a hiba paramétereivel létrehozott cError objektum pionterével hibát dob.</text:p>
      <text:p text:style-name="Text_20_body">...</text:p>
      <text:h text:style-name="Heading_20_4" text:outline-level="4"><text:soft-page-break/>Nyomkövetés, a cDebug osztály</text:h>
      <text:p text:style-name="Text_20_body">A cDebug osztállyal közvetlenül nem találkozunk, azt a lanView osztály inicializálja ill. példányosítja. Minden a cDebug-on keresztül kiírt üzenetet a cDebug egy fejléccel lát el, mely hasonló a syslog üzenetekhez, továbbá ha a program több szálú, akkor a fejléc tartalmazza az üzenetet küldő szál nevét is.</text:p>
      <text:p text:style-name="Text_20_body">A cDebug lehetőséget biztosit GUI program esetén az üzenetek elfogására a signal-on keresztül, ha azt a GUI-ban meg akarjuk jeleníteni.</text:p>
      <text:p text:style-name="Text_20_body">A cDebug az üzeneteket mindig a fő szálban írja ki, a mellék szálak üzeneteit egy QQueue soron keresztül kapja meg. Minden üzenet csak akkor kerül kiírásra ill a sorba, ha lezártuk az endl manipulátorral.</text:p>
      <text:p text:style-name="Text_20_body">...</text:p>
      <text:h text:style-name="Heading_20_4" text:outline-level="4">Adatkezelés</text:h>
      <text:p text:style-name="Text_20_body">Az API fel van készítve a több szálú működésre, beleértve az adatbázis műveleteket is.</text:p>
      <text:h text:style-name="Heading_20_5" text:outline-level="5">A cRecord bázis osztály</text:h>
      <text:p text:style-name="Text_20_body">A cRecord egy összetett bázis osztály, amely egy sablont biztosít az adatbázis adattáblái és a C++ objektumok közötti megfeleltetéshez. Az osztály által biztosított egy-egy megfeleltetésnek természetesen csak egyes tábla típusoknál van értelme, tipikusan azoknál, melyek maguk is objektum jellegűek, pl. konkrét tárgyakat reprezentálnak.</text:p>
      <text:p text:style-name="Text_20_body">A cRekord-ban a legtöbb művelet egy tisztán virtuális függvényen keresztül valósul meg, mely egy leíró objektum referenciáját adja vissza:</text:p>
      <text:p text:style-name="Code">virtual const cRecStaticDescr&amp; <text:s/>descr() const = 0;</text:p>
      <text:p text:style-name="Text_20_body">Megkönnyítendő, a metódusok közötti eligazodást, minden olyan metódust, mely nem hív virtuális metódust az a '_' karakterrel kezdőd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de" style:family="paragraph" style:parent-style-name="Preformatted_20_Text">
      <style:paragraph-properties fo:margin="100%" fo:margin-left="1.094cm" fo:margin-right="0cm" fo:text-indent="0cm" style:auto-text-indent="false"/>
      <style:text-properties style:font-name="Courier"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21T11:53:57</dc:date>
    <meta:editing-duration>PT10H31M58S</meta:editing-duration>
    <meta:editing-cycles>12</meta:editing-cycles>
    <meta:generator>LibreOffice/3.5$Linux_X86_64 LibreOffice_project/350m1$Build-2</meta:generator>
    <dc:creator>Csiki Ferenc</dc:creator>
    <meta:document-statistic meta:table-count="0" meta:image-count="0" meta:object-count="0" meta:page-count="8" meta:paragraph-count="165" meta:word-count="2869" meta:character-count="20275" meta:non-whitespace-character-count="17534"/>
  </office:meta>
</office:document-meta>
</file>